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text-align="center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ructions for using the POD calculator for SAR planning</text:p>
      <text:p text:style-name="Standard"/>
      <text:p text:style-name="Standard">This is a graphical calculator for computing coverage and POD from known quantities using only a straight edge and pencil. <text:s/></text:p>
      <text:p text:style-name="Standard"/>
      <text:p text:style-name="Standard">Information required:<text:line-break/></text:p>
      <text:list xml:id="list5390352672476281231" text:style-name="L1">
        <text:list-item>
          <text:p text:style-name="P1">Effective sweep width for desired object </text:p>
        </text:list-item>
      </text:list>
      <text:list xml:id="list4187609502004301826" text:style-name="L2">
        <text:list-header>
          <text:p text:style-name="P2">OR <text:line-break/>measured average range of detection and object visibility class (low, average, high).</text:p>
        </text:list-header>
        <text:list-item>
          <text:p text:style-name="P2">Estimated speed of searchers while searching</text:p>
        </text:list-item>
        <text:list-item>
          <text:p text:style-name="P2">Area of planning region</text:p>
        </text:list-item>
      </text:list>
      <text:p text:style-name="Standard"/>
      <text:p text:style-name="Standard">You can use the calculator to answer either of these questions:</text:p>
      <text:p text:style-name="Standard"/>
      <text:list xml:id="list8940907035342430262" text:style-name="L3">
        <text:list-item>
          <text:p text:style-name="P3">If I allocate X searcher-hours to the region, what POD will I get?</text:p>
        </text:list-item>
        <text:list-item>
          <text:p text:style-name="P3">If I want Y POD, how many searcher-hours should I allocate?</text:p>
        </text:list-item>
      </text:list>
      <text:p text:style-name="Standard"/>
      <text:p text:style-name="Standard">If you do not know the effective sweep width W, you must measure range of detection <draw:frame draw:style-name="fr1" draw:name="Object1" text:anchor-type="as-char" svg:y="-0.1484in" svg:width="0.261in" svg:height="0.2091in" draw:z-index="0"><draw:object xlink:href="./Object 1" xlink:type="simple" xlink:show="embed" xlink:actuate="onLoad"/><draw:image xlink:href="./ObjectReplacements/Object 1" xlink:type="simple" xlink:show="embed" xlink:actuate="onLoad"/></draw:frame>and estimate the visibility of the object:</text:p>
      <text:list xml:id="list5653172447169009769" text:style-name="L4">
        <text:list-item>
          <text:list>
            <text:list-item>
              <text:p text:style-name="P4">Low visibility: <text:s/>an object that blends in with surroundings, i.e. same color or camoflaged.</text:p>
            </text:list-item>
            <text:list-item>
              <text:p text:style-name="P4">High visibility: an object that stands out well against its surroundings, e.g. white or orange against a forest background.</text:p>
            </text:list-item>
            <text:list-item>
              <text:p text:style-name="P4">Average: <text:s/>If you cannot classify the object as high or low-visibility.<text:line-break/><text:line-break/>Mark a point on the <draw:frame draw:style-name="fr1" draw:name="Object2" text:anchor-type="as-char" svg:y="-0.1484in" svg:width="0.261in" svg:height="0.2091in" draw:z-index="1"><draw:object xlink:href="./Object 2" xlink:type="simple" xlink:show="embed" xlink:actuate="onLoad"/><draw:image xlink:href="./ObjectReplacements/Object 2" xlink:type="simple" xlink:show="embed" xlink:actuate="onLoad"/></draw:frame>scale at the measured range of detection. <text:line-break/><text:line-break/>With a straight edge, draw a line from your <draw:frame draw:style-name="fr1" draw:name="Object3" text:anchor-type="as-char" svg:y="-0.1484in" svg:width="0.261in" svg:height="0.2091in" draw:z-index="2"><draw:object xlink:href="./Object 3" xlink:type="simple" xlink:show="embed" xlink:actuate="onLoad"/><draw:image xlink:href="./ObjectReplacements/Object 3" xlink:type="simple" xlink:show="embed" xlink:actuate="onLoad"/></draw:frame>point through the tick for the visibility and extend it to the Sweep Width scale. <text:s/>Mark a point where your line crosses the Sweep Width scale. <text:s/>This is the approximate effective sweep width.</text:p>
            </text:list-item>
          </text:list>
        </text:list-item>
      </text:list>
      <text:p text:style-name="Standard"/>
      <text:p text:style-name="Standard">If you have the effective sweep width from a table, you can simply mark your effective sweep width directly on the Sweep Width scale.</text:p>
      <text:p text:style-name="Standard"/>
      <text:p text:style-name="Standard">To use the calculator to compute the attainable POD from a given allocation:</text:p>
      <text:list xml:id="list7870059284613894169" text:style-name="L5">
        <text:list-item>
          <text:p text:style-name="P5">From your mark on the Sweep Width scale, draw a straight line through the searcher speed on the Speed scale and mark the point where this line crosses A.</text:p>
        </text:list-item>
        <text:list-item>
          <text:p text:style-name="P5">From your mark on the A line, draw a straight line through the region area on the Area scale and mark the point where this line crosses B.</text:p>
        </text:list-item>
        <text:list-item>
          <text:p text:style-name="P5">From your point on line B, draw a straight line through the allocation in searcher-hours on the Allocation. <text:s/>Read your attainable POD where this line crosses the POD scale.</text:p>
        </text:list-item>
      </text:list>
      <text:p text:style-name="Standard"/>
      <text:p text:style-name="Standard">To use the calculator to compute the attainable POD from a given allocation:</text:p>
      <text:list xml:id="list7109236103457411312" text:style-name="L6">
        <text:list-item>
          <text:p text:style-name="P6">Draw lines just as in steps 1 and 2 above.</text:p>
        </text:list-item>
        <text:list-item>
          <text:p text:style-name="P6">Draw a straight line from your mark on the B reference to your desired POD. <text:s/>Read required allocation in searcher-hours from the Allocation scale where the line crosses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7:13:20</meta:creation-date>
    <meta:editing-duration>PT6S</meta:editing-duration>
    <meta:editing-cycles>2</meta:editing-cycles>
    <meta:generator>LibreOffice/5.0.3.2$FreeBSD_X86_64 LibreOffice_project/00m0$Build-2</meta:generator>
    <dc:date>2015-12-18T15:15:11.919816217</dc:date>
    <dc:creator>Tom Russo</dc:creator>
    <meta:document-statistic meta:table-count="0" meta:image-count="0" meta:object-count="3" meta:page-count="1" meta:paragraph-count="22" meta:word-count="405" meta:character-count="2280" meta:non-whitespace-character-count="1897"/>
  </office:meta>
</office:document-meta>
</file>

<file path=Object 1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

<file path=Object 2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

<file path=Object 3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